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0800000008DD0ADA2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gradient" draw:fill-gradient-name="Gradient_20_7" draw:textarea-horizontal-align="justify" draw:textarea-vertical-align="middle" draw:auto-grow-height="false"/>
    </style:style>
    <style:style style:name="gr3" style:family="graphic" style:parent-style-name="standard">
      <style:graphic-properties draw:fill="gradient" draw:fill-gradient-name="Gradient_20_7" draw:fill-image-name="Empty" draw:textarea-horizontal-align="justify" draw:textarea-vertical-align="middle" draw:auto-grow-height="false"/>
    </style:style>
    <style:style style:name="gr4" style:family="graphic" style:parent-style-name="standard">
      <style:graphic-properties draw:fill="gradient" draw:fill-gradient-name="Gradient_20_12" draw:fill-hatch-name="Black_20_0_20_Degrees" draw:textarea-horizontal-align="center" draw:textarea-vertical-align="middle" draw:auto-grow-height="false" fo:min-height="0.749cm" fo:min-width="0.499cm"/>
    </style:style>
    <style:style style:name="gr5" style:family="graphic" style:parent-style-name="standard">
      <style:graphic-properties draw:fill="gradient" draw:fill-gradient-name="Gradient_20_8" draw:textarea-horizontal-align="justify" draw:textarea-vertical-align="middle" draw:auto-grow-height="false"/>
    </style:style>
    <style:style style:name="gr6" style:family="graphic" style:parent-style-name="standard">
      <style:graphic-properties draw:fill="gradient" draw:fill-gradient-name="Gradient_20_18" draw:textarea-horizontal-align="justify" draw:textarea-vertical-align="middle" draw:auto-grow-height="false"/>
    </style:style>
    <style:style style:name="gr7" style:family="graphic" style:parent-style-name="standard">
      <style:graphic-properties draw:fill="gradient" draw:fill-gradient-name="Lightblue_20_Gradient" draw:textarea-horizontal-align="justify" draw:textarea-vertical-align="middle" draw:auto-grow-height="false"/>
    </style:style>
    <style:style style:name="gr8" style:family="graphic" style:parent-style-name="standard">
      <style:graphic-properties draw:fill="gradient" draw:fill-color="#99ccff" draw:fill-gradient-name="Gradient_20_8" draw:fill-hatch-name="Black_20_0_20_Degrees" draw:textarea-horizontal-align="justify" draw:textarea-vertical-align="middle" draw:auto-grow-height="false"/>
    </style:style>
    <style:style style:name="gr9" style:family="graphic" style:parent-style-name="standard">
      <style:graphic-properties draw:fill="gradient" draw:fill-gradient-name="Gradient_20_16" draw:fill-hatch-name="Black_20_0_20_Degrees" draw:textarea-horizontal-align="justify" draw:textarea-vertical-align="middle" draw:auto-grow-height="false"/>
    </style:style>
    <style:style style:name="gr10" style:family="graphic" style:parent-style-name="standard">
      <style:graphic-properties draw:fill="gradient" draw:fill-gradient-name="Gradient_20_16" draw:textarea-horizontal-align="justify" draw:textarea-vertical-align="middle" draw:auto-grow-height="false"/>
    </style:style>
    <style:style style:name="gr11" style:family="graphic" style:parent-style-name="standard">
      <style:graphic-properties draw:fill="gradient" draw:fill-gradient-name="Gradient_20_12" draw:textarea-horizontal-align="justify" draw:textarea-vertical-align="middle" draw:auto-grow-height="false"/>
    </style:style>
    <style:style style:name="gr12" style:family="graphic" style:parent-style-name="standard">
      <style:graphic-properties draw:stroke="none" draw:fill="solid" draw:fill-color="#cccccc" draw:textarea-horizontal-align="justify" draw:textarea-vertical-align="middle" draw:auto-grow-height="false"/>
    </style:style>
    <style:style style:name="gr13" style:family="graphic" style:parent-style-name="standard">
      <style:graphic-properties draw:fill="solid" draw:fill-color="#ffcc99" draw:fill-gradient-name="Gradient_20_7" draw:textarea-horizontal-align="justify" draw:textarea-vertical-align="middle" draw:auto-grow-height="false"/>
    </style:style>
    <style:style style:name="gr14" style:family="graphic" style:parent-style-name="standard">
      <style:graphic-properties draw:fill="solid" draw:fill-color="#99ccff" draw:fill-gradient-name="Gradient_20_18" draw:textarea-horizontal-align="justify" draw:textarea-vertical-align="middle" draw:auto-grow-height="false"/>
    </style:style>
    <style:style style:name="gr15" style:family="graphic" style:parent-style-name="standard">
      <style:graphic-properties draw:fill="solid" draw:fill-color="#bce586" draw:fill-gradient-name="Gradient_20_16" draw:fill-hatch-name="Black_20_0_20_Degrees" draw:textarea-horizontal-align="justify" draw:textarea-vertical-align="middle" draw:auto-grow-height="false"/>
    </style:style>
    <style:style style:name="gr16" style:family="graphic" style:parent-style-name="standard">
      <style:graphic-properties draw:fill="gradient" draw:fill-gradient-name="Gradient_20_11" draw:textarea-horizontal-align="justify" draw:textarea-vertical-align="middle" draw:auto-grow-height="false"/>
    </style:style>
    <style:style style:name="gr17" style:family="graphic" style:parent-style-name="standard">
      <style:graphic-properties draw:fill="gradient" draw:fill-gradient-name="Gradient_20_11" draw:fill-hatch-name="Black_20_0_20_Degrees" draw:textarea-horizontal-align="center" draw:textarea-vertical-align="middle" draw:auto-grow-height="false" fo:min-height="0.749cm" fo:min-width="0.499cm"/>
    </style:style>
    <style:style style:name="gr18" style:family="graphic" style:parent-style-name="standard">
      <style:graphic-properties draw:fill="gradient" draw:fill-gradient-name="Lightblue_20_Gradient" draw:fill-hatch-name="Black_20_0_20_Degrees" draw:textarea-horizontal-align="center" draw:textarea-vertical-align="middle" draw:auto-grow-height="false" fo:min-height="0.749cm" fo:min-width="0.499cm"/>
    </style:style>
    <style:style style:name="gr19" style:family="graphic" style:parent-style-name="standard">
      <style:graphic-properties draw:stroke="dash" draw:stroke-dash="Fine_20_Dashed" svg:stroke-width="0.102cm" svg:stroke-color="#4c4c4c" draw:marker-start-width="0.457cm" draw:marker-end-width="0.457cm" draw:textarea-vertical-align="middle" fo:padding-top="0.176cm" fo:padding-bottom="0.176cm" fo:padding-left="0.301cm" fo:padding-right="0.301cm"/>
    </style:style>
    <style:style style:name="gr20" style:family="graphic" style:parent-style-name="standard">
      <style:graphic-properties draw:fill="gradient" draw:fill-gradient-name="Gradient_20_11" draw:textarea-horizontal-align="justify" draw:textarea-vertical-align="middle" draw:auto-grow-height="false" draw:shadow-offset-x="0.305cm" draw:shadow-offset-y="0.305cm"/>
    </style:style>
    <style:style style:name="gr21" style:family="graphic" style:parent-style-name="standard">
      <style:graphic-properties draw:fill="gradient" draw:fill-gradient-name="Gradient_20_11" draw:textarea-horizontal-align="justify" draw:textarea-vertical-align="middle" draw:auto-grow-height="false"/>
    </style:style>
    <style:style style:name="gr22" style:family="graphic" style:parent-style-name="standard">
      <style:graphic-properties draw:fill="gradient" draw:fill-gradient-name="Lightblue_20_Gradient" draw:textarea-horizontal-align="justify" draw:textarea-vertical-align="middle" draw:auto-grow-height="false"/>
    </style:style>
    <style:style style:name="gr23" style:family="graphic" style:parent-style-name="standard">
      <style:graphic-properties draw:fill="gradient" draw:fill-color="#99ccff" draw:fill-gradient-name="Lightblue_20_Gradient" draw:textarea-horizontal-align="justify" draw:textarea-vertical-align="middle" draw:auto-grow-height="false"/>
    </style:style>
    <style:style style:name="gr24" style:family="graphic" style:parent-style-name="standard">
      <style:graphic-properties draw:fill="gradient" draw:fill-gradient-name="Gradient_20_9" draw:textarea-horizontal-align="justify" draw:textarea-vertical-align="middle" draw:auto-grow-height="false"/>
    </style:style>
    <style:style style:name="gr25" style:family="graphic" style:parent-style-name="standard">
      <style:graphic-properties draw:fill="gradient" draw:fill-gradient-name="Gradient_20_12" draw:textarea-horizontal-align="justify" draw:textarea-vertical-align="middle" draw:auto-grow-height="false"/>
    </style:style>
    <style:style style:name="gr26" style:family="graphic" style:parent-style-name="standard">
      <style:graphic-properties draw:fill="gradient" draw:fill-color="#99ccff" draw:fill-gradient-name="Gradient_20_9" draw:fill-hatch-name="Black_20_0_20_Degrees" draw:textarea-horizontal-align="justify" draw:textarea-vertical-align="middle" draw:auto-grow-height="false"/>
    </style:style>
    <style:style style:name="gr27" style:family="graphic" style:parent-style-name="standard">
      <style:graphic-properties draw:fill="gradient" draw:fill-gradient-name="Gray_20_Todo" draw:textarea-horizontal-align="justify" draw:textarea-vertical-align="middle" draw:auto-grow-height="false"/>
    </style:style>
    <style:style style:name="gr28" style:family="graphic" style:parent-style-name="standard">
      <style:graphic-properties draw:fill="gradient" draw:fill-gradient-name="Gray_20_Todo" draw:fill-image-name="Empty" draw:textarea-horizontal-align="justify" draw:textarea-vertical-align="middle" draw:auto-grow-height="false"/>
    </style:style>
    <style:style style:name="gr29" style:family="graphic" style:parent-style-name="standard">
      <style:graphic-properties draw:fill="gradient" draw:fill-color="#99ccff" draw:fill-gradient-name="Gray_20_Todo" draw:fill-hatch-name="Black_20_0_20_Degrees" draw:textarea-horizontal-align="justify" draw:textarea-vertical-align="middle" draw:auto-grow-height="false"/>
    </style:style>
    <style:style style:name="gr30" style:family="graphic" style:parent-style-name="standard">
      <style:graphic-properties draw:fill="gradient" draw:fill-gradient-name="Gradient_20_19" draw:textarea-horizontal-align="justify" draw:textarea-vertical-align="middle" draw:auto-grow-height="false"/>
    </style:style>
    <style:style style:name="gr31" style:family="graphic" style:parent-style-name="standard">
      <style:graphic-properties draw:stroke="none" draw:fill="solid" draw:fill-color="#bce586" draw:textarea-horizontal-align="right" draw:textarea-vertical-align="top" draw:auto-grow-height="false" draw:shadow-offset-x="0.305cm" draw:shadow-offset-y="0.305cm"/>
    </style:style>
    <style:style style:name="gr32" style:family="graphic" style:parent-style-name="standard">
      <style:graphic-properties draw:stroke="none" draw:fill="solid" draw:fill-color="#99ccff" draw:textarea-horizontal-align="right" draw:textarea-vertical-align="top" draw:auto-grow-height="false"/>
    </style:style>
    <style:style style:name="gr33" style:family="graphic" style:parent-style-name="standard">
      <style:graphic-properties draw:stroke="none" draw:fill-color="#ffcc99" draw:textarea-horizontal-align="right" draw:textarea-vertical-align="top" draw:auto-grow-height="false"/>
    </style:style>
    <style:style style:name="gr3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35" style:family="graphic" style:parent-style-name="standard">
      <style:graphic-properties draw:fill="gradient" draw:fill-gradient-name="Gray_20_Done" draw:fill-hatch-name="Black_20_0_20_Degrees" draw:textarea-horizontal-align="center" draw:textarea-vertical-align="middle" draw:auto-grow-height="false" fo:min-height="0.749cm" fo:min-width="0.499cm"/>
    </style:style>
    <style:style style:name="gr36" style:family="graphic" style:parent-style-name="standard">
      <style:graphic-properties draw:fill="gradient" draw:fill-gradient-name="Gray_20_Done" draw:textarea-horizontal-align="justify" draw:textarea-vertical-align="middle" draw:auto-grow-height="false"/>
    </style:style>
    <style:style style:name="gr37" style:family="graphic" style:parent-style-name="standard">
      <style:graphic-properties draw:fill="gradient" draw:fill-gradient-name="Gradient_20_12" draw:fill-hatch-name="Black_20_0_20_Degrees" draw:textarea-horizontal-align="justify" draw:textarea-vertical-align="middle" draw:auto-grow-height="false"/>
    </style:style>
    <style:style style:name="P1" style:family="paragraph">
      <style:text-properties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color="#ffffff" fo:font-size="14pt"/>
    </style:style>
    <style:style style:name="P4" style:family="paragraph">
      <style:paragraph-properties fo:text-align="center"/>
      <style:text-properties fo:color="#ffffff" fo:font-size="14pt" style:font-size-asian="14pt" style:font-size-complex="14pt"/>
    </style:style>
    <style:style style:name="P5" style:family="paragraph">
      <style:text-properties fo:color="#000000" fo:font-size="14pt" style:font-size-asian="14pt" style:font-size-complex="14pt"/>
    </style:style>
    <style:style style:name="P6" style:family="paragraph">
      <style:paragraph-properties fo:text-align="center"/>
      <style:text-properties fo:font-size="14pt"/>
    </style:style>
    <style:style style:name="P7" style:family="paragraph">
      <style:text-properties fo:font-size="14pt"/>
    </style:style>
    <style:style style:name="P8" style:family="paragraph">
      <style:paragraph-properties fo:text-align="center"/>
      <style:text-properties fo:color="#ff3333"/>
    </style:style>
    <style:style style:name="P9" style:family="paragraph">
      <style:paragraph-properties fo:text-align="center"/>
      <style:text-properties fo:color="#ff3333" fo:font-size="14pt"/>
    </style:style>
    <style:style style:name="P10" style:family="paragraph">
      <style:paragraph-properties fo:text-align="center"/>
      <style:text-properties fo:color="#0047ff"/>
    </style:style>
    <style:style style:name="P11" style:family="paragraph">
      <style:paragraph-properties fo:text-align="center"/>
      <style:text-properties fo:color="#0047ff" fo:font-size="14pt"/>
    </style:style>
    <style:style style:name="P12" style:family="paragraph">
      <style:paragraph-properties fo:text-align="center"/>
      <style:text-properties fo:color="#355e00"/>
    </style:style>
    <style:style style:name="P13" style:family="paragraph">
      <style:paragraph-properties fo:text-align="center"/>
      <style:text-properties fo:color="#355e00" fo:font-size="14pt" style:font-size-asian="14pt" style:font-size-complex="14pt"/>
    </style:style>
    <style:style style:name="P14" style:family="paragraph">
      <style:paragraph-properties fo:text-align="center"/>
      <style:text-properties fo:font-size="14pt" style:font-size-asian="14pt" style:font-size-complex="14pt"/>
    </style:style>
    <style:style style:name="P15" style:family="paragraph">
      <style:text-properties fo:color="#4c4c4c"/>
    </style:style>
    <style:style style:name="P16" style:family="paragraph">
      <style:text-properties fo:color="#4c4c4c" fo:font-size="14pt" style:font-size-asian="14pt" style:font-size-complex="14pt"/>
    </style:style>
    <style:style style:name="P17" style:family="paragraph">
      <style:paragraph-properties fo:text-align="center"/>
      <style:text-properties fo:color="#ffffff"/>
    </style:style>
    <style:style style:name="P18" style:family="paragraph">
      <style:text-properties fo:color="#333333" fo:font-size="14pt" style:font-size-asian="14pt" style:font-size-complex="14pt"/>
    </style:style>
    <style:style style:name="P19" style:family="paragraph">
      <style:text-properties fo:color="#355e00" fo:font-size="14pt" style:font-size-asian="14pt" style:font-size-complex="14pt"/>
    </style:style>
    <style:style style:name="P20" style:family="paragraph">
      <style:paragraph-properties fo:text-align="start"/>
    </style:style>
    <style:style style:name="P21" style:family="paragraph">
      <style:paragraph-properties fo:text-align="start"/>
      <style:text-properties fo:color="#ff3333" fo:font-size="14pt" style:font-size-asian="14pt" style:font-size-complex="14pt"/>
    </style:style>
    <style:style style:name="P22" style:family="paragraph">
      <style:paragraph-properties fo:text-align="start"/>
      <style:text-properties fo:color="#0047ff"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size="14pt"/>
    </style:style>
    <style:style style:name="T3" style:family="text">
      <style:text-properties fo:color="#ffffff" fo:font-size="12pt" style:font-size-asian="12pt" style:font-size-complex="12pt"/>
    </style:style>
    <style:style style:name="T4" style:family="text">
      <style:text-properties fo:color="#000000" fo:font-size="14pt" style:font-size-asian="14pt" style:font-size-complex="14pt"/>
    </style:style>
    <style:style style:name="T5" style:family="text">
      <style:text-properties fo:color="#ffffff" fo:font-size="14pt" style:font-size-asian="14pt" style:font-size-complex="14pt"/>
    </style:style>
    <style:style style:name="T6" style:family="text">
      <style:text-properties fo:font-size="14pt"/>
    </style:style>
    <style:style style:name="T7" style:family="text">
      <style:text-properties fo:color="#4c4c4c" fo:font-size="14pt" style:font-size-asian="14pt" style:font-size-complex="14pt"/>
    </style:style>
    <style:style style:name="T8" style:family="text">
      <style:text-properties fo:color="#333333" fo:font-size="14pt" style:font-size-asian="14pt" style:font-size-complex="14pt"/>
    </style:style>
    <style:style style:name="T9" style:family="text">
      <style:text-properties fo:color="#355e00" fo:font-size="14pt" style:font-size-asian="14pt" style:font-size-complex="14pt"/>
    </style:style>
    <style:style style:name="T10" style:family="text">
      <style:text-properties fo:color="#ff3333" fo:font-size="14pt" style:font-size-asian="14pt" style:font-size-complex="14pt"/>
    </style:style>
    <style:style style:name="T11" style:family="text">
      <style:text-properties fo:color="#0047ff" fo:font-size="14pt" style:font-size-asian="14pt" style:font-size-complex="14pt"/>
    </style:style>
    <style:style style:name="T12" style:family="text">
      <style:text-properties fo:color="#0047ff"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Overview" draw:style-name="dp1" draw:master-page-name="Default">
        <office:forms form:automatic-focus="false" form:apply-design-mode="false"/>
        <draw:frame draw:style-name="gr1" draw:text-style-name="P1" draw:layer="layout" svg:width="3.042cm" svg:height="1.361cm" svg:x="1.001cm" svg:y="14.145cm">
          <draw:text-box>
            <text:p><text:span text:style-name="T1">Datasource</text:span></text:p>
            <text:p><text:span text:style-name="T1">Layer</text:span></text:p>
          </draw:text-box>
        </draw:frame>
        <draw:custom-shape draw:style-name="gr2" draw:text-style-name="P3" draw:layer="layout" svg:width="6.35cm" svg:height="1.475cm" svg:x="4.81cm" svg:y="12.236cm">
          <text:p text:style-name="P2"><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35cm" svg:height="3.38cm" svg:x="11.73cm" svg:y="10.32cm">
          <text:p text:style-name="P2"><text:span text:style-name="T2">Data Access</text:span></text:p>
          <text:p text:style-name="P2"><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35cm" svg:height="3.81cm" svg:x="20.415cm" svg:y="9.89cm">
          <text:p text:style-name="P2"><text:span text:style-name="T2">Remote</text:span></text:p>
          <text:p text:style-name="P2"><text:span text:style-name="T2">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layer="layout" svg:width="6.35cm" svg:height="1.475cm" svg:x="4.81cm" svg:y="10.32cm">
          <text:p text:style-name="P2"><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208cm" svg:height="1.361cm" svg:x="1.001cm" svg:y="10.381cm">
          <draw:text-box>
            <text:p><text:span text:style-name="T1">Domain</text:span></text:p>
            <text:p><text:span text:style-name="T1">Layer</text:span></text:p>
          </draw:text-box>
        </draw:frame>
        <draw:custom-shape draw:style-name="gr5" draw:text-style-name="P3" draw:layer="layout" svg:width="9.594cm" svg:height="1.475cm" svg:x="4.81cm" svg:y="8.316cm">
          <text:p text:style-name="P2"><text:span text:style-name="T2">Service Framework</text:span></text:p>
          <text:p text:style-name="P2"><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8.377cm">
          <draw:text-box>
            <text:p><text:span text:style-name="T1">Service</text:span></text:p>
            <text:p><text:span text:style-name="T1">Layer</text:span></text:p>
          </draw:text-box>
        </draw:frame>
        <draw:custom-shape draw:style-name="gr6" draw:text-style-name="P3" draw:layer="layout" svg:width="13.27cm" svg:height="1.475cm" svg:x="4.81cm" svg:y="6.411cm">
          <text:p text:style-name="P2"><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6.472cm">
          <draw:text-box>
            <text:p><text:span text:style-name="T1">Service</text:span></text:p>
            <text:p><text:span text:style-name="T1">Engine</text:span></text:p>
          </draw:text-box>
        </draw:frame>
        <draw:custom-shape draw:style-name="gr7" draw:text-style-name="P3" draw:layer="layout" svg:width="3.879cm" svg:height="1.475cm" svg:x="4.81cm" svg:y="4.506cm">
          <text:p text:style-name="P2"><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5" draw:layer="layout" svg:width="2.322cm" svg:height="1.361cm" svg:x="1.001cm" svg:y="4.567cm">
          <draw:text-box>
            <text:p><text:span text:style-name="T4">Protocol</text:span></text:p>
            <text:p><text:span text:style-name="T4">Handler</text:span></text:p>
          </draw:text-box>
        </draw:frame>
        <draw:custom-shape draw:style-name="gr8" draw:text-style-name="P3" draw:layer="layout" svg:width="3.244cm" svg:height="1.475cm" svg:x="14.836cm" svg:y="8.316cm">
          <text:p text:style-name="P2"><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81cm" svg:height="1.475cm" svg:x="9.507cm" svg:y="4.506cm">
          <text:p text:style-name="P2"><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879cm" svg:height="1.475cm" svg:x="14.201cm" svg:y="4.506cm">
          <text:p text:style-name="P2"><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6.35cm" svg:height="1.475cm" svg:x="4.875cm" svg:y="14.088cm">
          <text:p text:style-name="P2"><text:span text:style-name="T5">RDB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6.35cm" svg:height="1.475cm" svg:x="11.795cm" svg:y="14.088cm">
          <text:p text:style-name="P2"><text:span text:style-name="T2">NoSQL DB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1.27cm" svg:height="2.11cm" svg:x="6.016cm" svg:y="2.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1.27cm" svg:height="2.11cm" svg:x="10.813cm" svg:y="2.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1.27cm" svg:height="2.11cm" svg:x="15.541cm" svg:y="2.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1.905cm" svg:height="0.635cm" svg:x="18.334cm" svg:y="11.7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7" draw:layer="layout" svg:width="1.552cm" svg:height="0.806cm" svg:x="4.81cm" svg:y="2.27cm">
          <draw:text-box>
            <text:p><text:span text:style-name="T6">Java</text:span></text:p>
          </draw:text-box>
        </draw:frame>
        <draw:frame draw:style-name="gr1" draw:text-style-name="P7" draw:layer="layout" svg:width="1.793cm" svg:height="0.806cm" svg:x="12.744cm" svg:y="2.369cm">
          <draw:text-box>
            <text:p><text:span text:style-name="T6">HTTP</text:span></text:p>
          </draw:text-box>
        </draw:frame>
      </draw:page>
      <draw:page draw:name="Overview" draw:style-name="dp1" draw:master-page-name="Default">
        <office:forms form:automatic-focus="false" form:apply-design-mode="false"/>
        <draw:custom-shape draw:style-name="gr12" draw:text-style-name="P2" draw:layer="layout" svg:width="14.605cm" svg:height="7.185cm" svg:x="1.27cm" svg:y="8.29cm">
          <text:p/>
          <draw:enhanced-geometry svg:viewBox="0 0 21600 21600" draw:path-stretchpoint-x="10800" draw:path-stretchpoint-y="10800" draw:text-areas="?f3 ?f4 ?f5 ?f6" draw:type="round-rectangle" draw:modifiers="711.136558831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draw:layer="layout" svg:width="13.335cm" svg:height="1.475cm" svg:x="1.905cm" svg:y="11.46cm">
          <text:p text:style-name="P8"><text:span text:style-name="T6">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draw:layer="layout" svg:width="13.335cm" svg:height="1.475cm" svg:x="1.905cm" svg:y="9.45cm">
          <text:p text:style-name="P10"><text:span text:style-name="T6">Presentation / Remot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3.335cm" svg:height="1.475cm" svg:x="1.905cm" svg:y="13.465cm">
          <text:p text:style-name="P12"><text:span text:style-name="T1">Data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2.54cm" svg:height="2.445cm" svg:x="3.175cm" svg:y="17.045cm">
          <text:p text:style-name="P14"><text:span text:style-name="T5">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3" draw:layer="layout" svg:width="4.08cm" svg:height="2.635cm" svg:x="11.095cm" svg:y="16.955cm">
          <text:p text:style-name="P2"><text:span text:style-name="T2">Remote</text:span></text:p>
          <text:p text:style-name="P2"><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3" draw:layer="layout" svg:width="4.08cm" svg:height="2.635cm" svg:x="1.735cm" svg:y="3.85cm">
          <text:p text:style-name="P2"><text:span text:style-name="T2">Enterprise</text:span></text:p>
          <text:p text:style-name="P2"><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3" draw:layer="layout" svg:width="4.08cm" svg:height="2.635cm" svg:x="9.89cm" svg:y="0.635cm">
          <text:p text:style-name="P2"><text:span text:style-name="T2">Web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9" draw:text-style-name="P2" draw:layer="layout" svg:x1="0cm" svg:y1="7.455cm" svg:x2="17.78cm" svg:y2="7.655cm">
          <text:p/>
        </draw:line>
        <draw:custom-shape draw:style-name="gr20" draw:text-style-name="P2" draw:layer="layout" svg:width="0.635cm" svg:height="1.905cm" svg:x="4.11cm" svg:y="1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2" draw:layer="layout" svg:width="0.635cm" svg:height="1.905cm" svg:x="12.7cm" svg:y="1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963cm" svg:height="0.806cm" svg:x="15.81cm" svg:y="7.855cm">
          <draw:text-box>
            <text:p><text:span text:style-name="T1">Server</text:span></text:p>
          </draw:text-box>
        </draw:frame>
        <draw:frame draw:style-name="gr1" draw:text-style-name="P1" draw:layer="layout" svg:width="1.772cm" svg:height="0.806cm" svg:x="15.81cm" svg:y="6.585cm">
          <draw:text-box>
            <text:p><text:span text:style-name="T1">Client</text:span></text:p>
          </draw:text-box>
        </draw:frame>
        <draw:custom-shape draw:style-name="gr22" draw:text-style-name="P2" draw:layer="layout" svg:width="0.635cm" svg:height="2.44cm" svg:x="12.883cm" svg:y="6.58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2" draw:layer="layout" svg:width="0.635cm" svg:height="2.44cm" svg:x="3.175cm" svg:y="6.58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6" draw:layer="layout" svg:width="5.303cm" svg:height="0.806cm" svg:x="5.921cm" svg:y="8.419cm">
          <draw:text-box>
            <text:p text:style-name="P15"><text:span text:style-name="T7">Enterprise Application</text:span></text:p>
          </draw:text-box>
        </draw:frame>
        <draw:custom-shape draw:style-name="gr23" draw:text-style-name="P3" draw:layer="layout" svg:width="3.81cm" svg:height="1.475cm" svg:x="11.295cm" svg:y="4.91cm">
          <text:p text:style-name="P17"><text:span text:style-name="T2">Web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0.635cm" svg:height="1.905cm" svg:x="12.701cm" svg:y="15.041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2" draw:layer="layout" svg:width="0.635cm" svg:height="1.27cm" svg:x="12.7cm" svg:y="3.41cm">
          <text:p/>
          <draw:enhanced-geometry svg:viewBox="0 0 21600 21600" draw:text-areas="?f0 ?f8 ?f2 ?f9" draw:mirror-horizontal="false" draw:mirror-vertical="false" draw:type="up-down-arrow" draw:modifiers="5603.77358490566 6491.896144767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Default">
        <office:forms form:automatic-focus="false" form:apply-design-mode="false"/>
        <draw:frame draw:style-name="gr1" draw:text-style-name="P1" draw:layer="layout" svg:width="3.042cm" svg:height="1.361cm" svg:x="1.001cm" svg:y="14.146cm">
          <draw:text-box>
            <text:p><text:span text:style-name="T1">Datasource</text:span></text:p>
            <text:p><text:span text:style-name="T1">Layer</text:span></text:p>
          </draw:text-box>
        </draw:frame>
        <draw:custom-shape draw:style-name="gr2" draw:text-style-name="P3" draw:layer="layout" svg:width="6.35cm" svg:height="1.475cm" svg:x="4.81cm" svg:y="12.237cm">
          <text:p text:style-name="P2"><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35cm" svg:height="3.38cm" svg:x="11.73cm" svg:y="10.321cm">
          <text:p text:style-name="P2"><text:span text:style-name="T2">Data Access</text:span></text:p>
          <text:p text:style-name="P2"><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6.35cm" svg:height="1.475cm" svg:x="4.81cm" svg:y="10.321cm">
          <text:p text:style-name="P2"><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208cm" svg:height="1.361cm" svg:x="1.001cm" svg:y="10.382cm">
          <draw:text-box>
            <text:p><text:span text:style-name="T1">Domain</text:span></text:p>
            <text:p><text:span text:style-name="T1">Layer</text:span></text:p>
          </draw:text-box>
        </draw:frame>
        <draw:custom-shape draw:style-name="gr24" draw:text-style-name="P3" draw:layer="layout" svg:width="9.594cm" svg:height="1.475cm" svg:x="4.81cm" svg:y="8.317cm">
          <text:p text:style-name="P2"><text:span text:style-name="T2">Service Framework</text:span></text:p>
          <text:p text:style-name="P2"><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8.378cm">
          <draw:text-box>
            <text:p><text:span text:style-name="T1">Service</text:span></text:p>
            <text:p><text:span text:style-name="T1">Layer</text:span></text:p>
          </draw:text-box>
        </draw:frame>
        <draw:custom-shape draw:style-name="gr25" draw:text-style-name="P3" draw:layer="layout" svg:width="13.27cm" svg:height="1.475cm" svg:x="4.81cm" svg:y="6.412cm">
          <text:p text:style-name="P2"><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6.473cm">
          <draw:text-box>
            <text:p><text:span text:style-name="T1">Service</text:span></text:p>
            <text:p><text:span text:style-name="T1">Engine</text:span></text:p>
          </draw:text-box>
        </draw:frame>
        <draw:custom-shape draw:style-name="gr7" draw:text-style-name="P3" draw:layer="layout" svg:width="3.879cm" svg:height="1.475cm" svg:x="4.81cm" svg:y="4.507cm">
          <text:p text:style-name="P2"><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5" draw:layer="layout" svg:width="2.322cm" svg:height="1.361cm" svg:x="1.001cm" svg:y="4.568cm">
          <draw:text-box>
            <text:p><text:span text:style-name="T4">Protocol</text:span></text:p>
            <text:p><text:span text:style-name="T4">Handler</text:span></text:p>
          </draw:text-box>
        </draw:frame>
        <draw:custom-shape draw:style-name="gr26" draw:text-style-name="P3" draw:layer="layout" svg:width="3.244cm" svg:height="1.475cm" svg:x="14.836cm" svg:y="8.317cm">
          <text:p text:style-name="P2"><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81cm" svg:height="1.475cm" svg:x="9.507cm" svg:y="4.507cm">
          <text:p text:style-name="P2"><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879cm" svg:height="1.475cm" svg:x="14.201cm" svg:y="4.507cm">
          <text:p text:style-name="P2"><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 draw:layer="layout" svg:width="13.335cm" svg:height="1.475cm" svg:x="4.81cm" svg:y="14.089cm">
          <text:p text:style-name="P2"><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2.54cm" svg:height="2.445cm" svg:x="4.81cm" svg:y="15.935cm">
          <text:p text:style-name="P2"><text:span text:style-name="T5">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3" draw:layer="layout" svg:width="4.445cm" svg:height="3.175cm" svg:x="13.7cm" svg:y="15.84cm">
          <text:p text:style-name="P2"><text:span text:style-name="T2">Remote</text:span></text:p>
          <text:p text:style-name="P2"><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4" draw:layer="layout" svg:width="2.54cm" svg:height="2.445cm" svg:x="9.455cm" svg:y="16.04cm">
          <text:p text:style-name="P2"><text:span text:style-name="T5">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draw:page draw:name="page4" draw:style-name="dp1" draw:master-page-name="Default">
        <office:forms form:automatic-focus="false" form:apply-design-mode="false"/>
        <draw:frame draw:style-name="gr1" draw:text-style-name="P1" draw:layer="layout" svg:width="3.042cm" svg:height="1.361cm" svg:x="1.001cm" svg:y="14.146cm">
          <draw:text-box>
            <text:p><text:span text:style-name="T1">Datasource</text:span></text:p>
            <text:p><text:span text:style-name="T1">Layer</text:span></text:p>
          </draw:text-box>
        </draw:frame>
        <draw:custom-shape draw:style-name="gr27" draw:text-style-name="P3" draw:layer="layout" svg:width="6.35cm" svg:height="1.475cm" svg:x="4.81cm" svg:y="12.237cm">
          <text:p text:style-name="P2"><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 draw:layer="layout" svg:width="6.35cm" svg:height="3.38cm" svg:x="11.73cm" svg:y="10.321cm">
          <text:p text:style-name="P2"><text:span text:style-name="T2">Data Access</text:span></text:p>
          <text:p text:style-name="P2"><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 draw:layer="layout" svg:width="6.35cm" svg:height="1.475cm" svg:x="4.81cm" svg:y="10.321cm">
          <text:p text:style-name="P2"><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208cm" svg:height="1.361cm" svg:x="1.001cm" svg:y="10.382cm">
          <draw:text-box>
            <text:p><text:span text:style-name="T1">Domain</text:span></text:p>
            <text:p><text:span text:style-name="T1">Layer</text:span></text:p>
          </draw:text-box>
        </draw:frame>
        <draw:custom-shape draw:style-name="gr27" draw:text-style-name="P3" draw:layer="layout" svg:width="9.594cm" svg:height="1.475cm" svg:x="4.81cm" svg:y="8.317cm">
          <text:p text:style-name="P2"><text:span text:style-name="T2">Service Framework</text:span></text:p>
          <text:p text:style-name="P2"><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8.378cm">
          <draw:text-box>
            <text:p><text:span text:style-name="T1">Service</text:span></text:p>
            <text:p><text:span text:style-name="T1">Layer</text:span></text:p>
          </draw:text-box>
        </draw:frame>
        <draw:custom-shape draw:style-name="gr27" draw:text-style-name="P3" draw:layer="layout" svg:width="13.27cm" svg:height="1.475cm" svg:x="4.81cm" svg:y="6.412cm">
          <text:p text:style-name="P2"><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6.473cm">
          <draw:text-box>
            <text:p><text:span text:style-name="T1">Service</text:span></text:p>
            <text:p><text:span text:style-name="T1">Engine</text:span></text:p>
          </draw:text-box>
        </draw:frame>
        <draw:custom-shape draw:style-name="gr27" draw:text-style-name="P3" draw:layer="layout" svg:width="3.879cm" svg:height="1.475cm" svg:x="4.81cm" svg:y="4.507cm">
          <text:p text:style-name="P2"><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5" draw:layer="layout" svg:width="2.322cm" svg:height="1.361cm" svg:x="1.001cm" svg:y="4.568cm">
          <draw:text-box>
            <text:p><text:span text:style-name="T4">Protocol</text:span></text:p>
            <text:p><text:span text:style-name="T4">Handler</text:span></text:p>
          </draw:text-box>
        </draw:frame>
        <draw:custom-shape draw:style-name="gr29" draw:text-style-name="P3" draw:layer="layout" svg:width="3.244cm" svg:height="1.475cm" svg:x="14.836cm" svg:y="8.317cm">
          <text:p text:style-name="P2"><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 draw:layer="layout" svg:width="3.81cm" svg:height="1.475cm" svg:x="9.507cm" svg:y="4.507cm">
          <text:p text:style-name="P2"><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 draw:layer="layout" svg:width="3.879cm" svg:height="1.475cm" svg:x="14.201cm" svg:y="4.507cm">
          <text:p text:style-name="P2"><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 draw:layer="layout" svg:width="13.335cm" svg:height="1.475cm" svg:x="4.81cm" svg:y="14.089cm">
          <text:p text:style-name="P2"><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2.54cm" svg:height="2.445cm" svg:x="4.81cm" svg:y="15.935cm">
          <text:p text:style-name="P2"><text:span text:style-name="T5">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3" draw:layer="layout" svg:width="4.445cm" svg:height="3.175cm" svg:x="13.7cm" svg:y="15.84cm">
          <text:p text:style-name="P2"><text:span text:style-name="T2">Remote</text:span></text:p>
          <text:p text:style-name="P2"><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4" draw:layer="layout" svg:width="2.54cm" svg:height="2.445cm" svg:x="9.455cm" svg:y="16.04cm">
          <text:p text:style-name="P2"><text:span text:style-name="T5">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draw:page draw:name="Spring MVC" draw:style-name="dp1" draw:master-page-name="Default">
        <office:forms form:automatic-focus="false" form:apply-design-mode="false"/>
        <draw:custom-shape draw:style-name="gr31" draw:text-style-name="P2" draw:layer="layout" svg:width="19.685cm" svg:height="2.54cm" svg:x="1cm" svg:y="15.105cm">
          <text:p/>
          <draw:enhanced-geometry svg:viewBox="0 0 21600 21600" draw:type="rectangle" draw:enhanced-path="M 0 0 L 21600 0 21600 21600 0 21600 0 0 Z N"/>
        </draw:custom-shape>
        <draw:custom-shape draw:style-name="gr32" draw:text-style-name="P2" draw:layer="layout" svg:width="19.685cm" svg:height="2.54cm" svg:x="1cm" svg:y="5.745cm">
          <text:p/>
          <draw:enhanced-geometry svg:viewBox="0 0 21600 21600" draw:type="rectangle" draw:enhanced-path="M 0 0 L 21600 0 21600 21600 0 21600 0 0 Z N"/>
        </draw:custom-shape>
        <draw:custom-shape draw:style-name="gr33" draw:text-style-name="P2" draw:layer="layout" svg:width="19.685cm" svg:height="6.35cm" svg:x="1cm" svg:y="8.52cm">
          <text:p/>
          <draw:enhanced-geometry svg:viewBox="0 0 21600 21600" draw:type="rectangle" draw:enhanced-path="M 0 0 L 21600 0 21600 21600 0 21600 0 0 Z N"/>
        </draw:custom-shape>
        <draw:frame draw:style-name="gr1" draw:text-style-name="P18" draw:layer="layout" svg:width="3.042cm" svg:height="1.361cm" svg:x="1cm" svg:y="15.695cm">
          <draw:text-box>
            <text:p><text:span text:style-name="T8">Datasource</text:span></text:p>
            <text:p><text:span text:style-name="T8">Layer</text:span></text:p>
          </draw:text-box>
        </draw:frame>
        <draw:custom-shape draw:style-name="gr2" draw:text-style-name="P3" draw:layer="layout" svg:width="6.35cm" svg:height="1.475cm" svg:x="4.124cm" svg:y="12.807cm">
          <text:p text:style-name="P2"><text:span text:style-name="T2">Hiber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466cm" svg:height="3.38cm" svg:x="11.044cm" svg:y="10.891cm">
          <text:p text:style-name="P2"><text:span text:style-name="T2">Data Access</text:span></text:p>
          <text:p text:style-name="P2"><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6.35cm" svg:height="1.475cm" svg:x="4.124cm" svg:y="10.891cm">
          <text:p text:style-name="P2"><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8" draw:layer="layout" svg:width="2.208cm" svg:height="1.361cm" svg:x="1cm" svg:y="10.969cm">
          <draw:text-box draw:corner-radius="0.254cm">
            <text:p><text:span text:style-name="T8">Domain</text:span></text:p>
            <text:p><text:span text:style-name="T8">Layer</text:span></text:p>
          </draw:text-box>
        </draw:frame>
        <draw:custom-shape draw:style-name="gr24" draw:text-style-name="P3" draw:layer="layout" svg:width="9.594cm" svg:height="1.475cm" svg:x="4.124cm" svg:y="8.887cm">
          <text:p text:style-name="P2"><text:span text:style-name="T2">Service Framework</text:span></text:p>
          <text:p text:style-name="P2"><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8" draw:layer="layout" svg:width="2.157cm" svg:height="1.361cm" svg:x="1cm" svg:y="8.964cm">
          <draw:text-box draw:corner-radius="0.254cm">
            <text:p><text:span text:style-name="T8">Service</text:span></text:p>
            <text:p><text:span text:style-name="T8">Layer</text:span></text:p>
          </draw:text-box>
        </draw:frame>
        <draw:custom-shape draw:style-name="gr26" draw:text-style-name="P3" draw:layer="layout" svg:width="3.36cm" svg:height="1.475cm" svg:x="14.15cm" svg:y="8.887cm">
          <text:p text:style-name="P2"><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3.335cm" svg:height="1.475cm" svg:x="4.175cm" svg:y="6.38cm">
          <text:p text:style-name="P2"><text:span text:style-name="T2">Spring MV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 draw:layer="layout" svg:width="13.335cm" svg:height="1.475cm" svg:x="4.175cm" svg:y="15.638cm">
          <text:p text:style-name="P2"><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2.54cm" svg:height="2.445cm" svg:x="9.572cm" svg:y="17.905cm">
          <text:p text:style-name="P2"><text:span text:style-name="T5">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9" draw:layer="layout" svg:width="3.042cm" svg:height="0.806cm" svg:x="17.51cm" svg:y="15.972cm">
          <draw:text-box>
            <text:p><text:span text:style-name="T9">Datasource</text:span></text:p>
          </draw:text-box>
        </draw:frame>
        <draw:frame draw:style-name="gr1" draw:text-style-name="P21" draw:layer="layout" svg:width="2.928cm" svg:height="1.361cm" svg:x="17.51cm" svg:y="11.292cm">
          <draw:text-box>
            <text:p text:style-name="P20"><text:span text:style-name="T10">Application</text:span></text:p>
            <text:p text:style-name="P20"><text:span text:style-name="T10">Logic</text:span></text:p>
          </draw:text-box>
        </draw:frame>
        <draw:frame draw:style-name="gr34" draw:text-style-name="P22" draw:layer="layout" svg:width="3.169cm" svg:height="1.28cm" svg:x="17.516cm" svg:y="6.477cm">
          <draw:text-box>
            <text:p text:style-name="P20"><text:span text:style-name="T11">Remoting</text:span></text:p>
            <text:p text:style-name="P20"><text:span text:style-name="T12">(Presentation)</text:span></text:p>
          </draw:text-box>
        </draw:frame>
        <draw:frame draw:style-name="gr1" draw:text-style-name="P18" draw:layer="layout" svg:width="1.742cm" svg:height="1.361cm" svg:x="1cm" svg:y="6.38cm">
          <draw:text-box draw:corner-radius="0.254cm">
            <text:p><text:span text:style-name="T8">Web</text:span></text:p>
            <text:p><text:span text:style-name="T8">Layer</text:span></text:p>
          </draw:text-box>
        </draw:frame>
        <draw:custom-shape draw:style-name="gr35" draw:text-style-name="P3" draw:layer="layout" svg:width="3.81cm" svg:height="2.54cm" svg:x="8.937cm" svg:y="1cm">
          <text:p text:style-name="P2"><text:span text:style-name="T2">Web</text:span></text:p>
          <text:p text:style-name="P2"><text:span text:style-name="T2">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1.848cm" svg:height="0.806cm" svg:x="10.96cm" svg:y="4.375cm">
          <draw:text-box>
            <text:p><text:span text:style-name="T1">HTML</text:span></text:p>
          </draw:text-box>
        </draw:frame>
        <draw:custom-shape draw:style-name="gr36" draw:text-style-name="P14" draw:layer="layout" svg:width="0.635cm" svg:height="1.905cm" svg:x="10.525cm" svg:y="3.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Gateway" draw:style-name="dp1" draw:master-page-name="Default">
        <office:forms form:automatic-focus="false" form:apply-design-mode="false"/>
        <draw:custom-shape draw:style-name="gr4" draw:text-style-name="P3" draw:layer="layout" svg:width="5.35cm" svg:height="3.81cm" svg:x="12.56cm" svg:y="14.97cm">
          <text:p text:style-name="P2"><text:span text:style-name="T2">Remote</text:span></text:p>
          <text:p text:style-name="P2"><text:span text:style-name="T2">System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4" draw:layer="layout" svg:width="13.335cm" svg:height="1.475cm" svg:x="4.81cm" svg:y="10.962cm">
          <text:p text:style-name="P2"><text:span text:style-name="T5">Conver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462cm" svg:height="0.806cm" svg:x="1.001cm" svg:y="11.023cm">
          <draw:text-box>
            <text:p><text:span text:style-name="T1">Gateway</text:span></text:p>
          </draw:text-box>
        </draw:frame>
        <draw:custom-shape draw:style-name="gr6" draw:text-style-name="P3" draw:layer="layout" svg:width="13.27cm" svg:height="1.475cm" svg:x="4.81cm" svg:y="9.057cm">
          <text:p text:style-name="P2"><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157cm" svg:height="1.361cm" svg:x="1.001cm" svg:y="9.118cm">
          <draw:text-box>
            <text:p><text:span text:style-name="T1">Service</text:span></text:p>
            <text:p><text:span text:style-name="T1">Engine</text:span></text:p>
          </draw:text-box>
        </draw:frame>
        <draw:custom-shape draw:style-name="gr7" draw:text-style-name="P3" draw:layer="layout" svg:width="3.879cm" svg:height="1.475cm" svg:x="4.81cm" svg:y="7.152cm">
          <text:p text:style-name="P2"><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5" draw:layer="layout" svg:width="2.322cm" svg:height="1.361cm" svg:x="1.001cm" svg:y="7.213cm">
          <draw:text-box>
            <text:p><text:span text:style-name="T4">Protocol</text:span></text:p>
            <text:p><text:span text:style-name="T4">Handler</text:span></text:p>
          </draw:text-box>
        </draw:frame>
        <draw:custom-shape draw:style-name="gr7" draw:text-style-name="P3" draw:layer="layout" svg:width="3.81cm" svg:height="1.475cm" svg:x="9.507cm" svg:y="7.152cm">
          <text:p text:style-name="P2"><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879cm" svg:height="1.475cm" svg:x="14.201cm" svg:y="7.152cm">
          <text:p text:style-name="P2"><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1.27cm" svg:height="2.11cm" svg:x="6.016cm" svg:y="4.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1.27cm" svg:height="2.11cm" svg:x="10.813cm" svg:y="4.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1.27cm" svg:height="2.11cm" svg:x="15.541cm" svg:y="4.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7" draw:layer="layout" svg:width="1.552cm" svg:height="0.806cm" svg:x="4.81cm" svg:y="4.916cm">
          <draw:text-box>
            <text:p><text:span text:style-name="T6">Java</text:span></text:p>
          </draw:text-box>
        </draw:frame>
        <draw:frame draw:style-name="gr1" draw:text-style-name="P7" draw:layer="layout" svg:width="1.793cm" svg:height="0.806cm" svg:x="12.744cm" svg:y="5.015cm">
          <draw:text-box>
            <text:p><text:span text:style-name="T6">HTTP</text:span></text:p>
          </draw:text-box>
        </draw:frame>
        <draw:custom-shape draw:style-name="gr37" draw:text-style-name="P2" draw:layer="layout" svg:width="0.635cm" svg:height="1.905cm" svg:x="14.735cm" svg:y="12.8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5.35cm" svg:height="3.81cm" svg:x="5.21cm" svg:y="14.97cm">
          <text:p text:style-name="P2"><text:span text:style-name="T2">Remote</text:span></text:p>
          <text:p text:style-name="P2"><text:span text:style-name="T2">System 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7" draw:text-style-name="P2" draw:layer="layout" svg:width="0.635cm" svg:height="1.905cm" svg:x="7.75cm" svg:y="12.8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23cm" svg:height="0.806cm" svg:x="5.945cm" svg:y="13.429cm">
          <draw:text-box>
            <text:p><text:span text:style-name="T1">REST</text:span></text:p>
          </draw:text-box>
        </draw:frame>
        <draw:frame draw:style-name="gr1" draw:text-style-name="P1" draw:layer="layout" svg:width="1.412cm" svg:height="0.806cm" svg:x="12.912cm" svg:y="13.529cm">
          <draw:text-box>
            <text:p><text:span text:style-name="T1">RMI</text:span></text:p>
          </draw:text-box>
        </draw:frame>
      </draw:page>
      <draw:page draw:name="page7" draw:style-name="dp1" draw:master-page-name="Default">
        <office:forms form:automatic-focus="false" form:apply-design-mode="fal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5c8526" draw:end-color="#94bd5e" draw:start-intensity="100%" draw:end-intensity="100%" draw:angle="0" draw:border="0%"/>
    <draw:gradient draw:name="Gradient_20_12" draw:display-name="Gradient 12" draw:style="axial" draw:start-color="#0066cc" draw:end-color="#0099ff" draw:start-intensity="100%" draw:end-intensity="100%" draw:angle="0" draw:border="0%"/>
    <draw:gradient draw:name="Gradient_20_16" draw:display-name="Gradient 16" draw:style="axial" draw:start-color="#5c8526" draw:end-color="#94bd5e" draw:start-intensity="100%" draw:end-intensity="100%" draw:angle="0" draw:border="0%"/>
    <draw:gradient draw:name="Gradient_20_18" draw:display-name="Gradient 18" draw:style="axial" draw:start-color="#ff950e" draw:end-color="#ffd320" draw:start-intensity="100%" draw:end-intensity="100%" draw:angle="0" draw:border="0%"/>
    <draw:gradient draw:name="Gradient_20_19" draw:display-name="Gradient 19" draw:style="axial" draw:start-color="#94bd5e" draw:end-color="#aecf00" draw:start-intensity="100%" draw:end-intensity="100%" draw:angle="0" draw:border="0%"/>
    <draw:gradient draw:name="Gradient_20_7" draw:display-name="Gradient 7" draw:style="axial" draw:start-color="#e12e2e" draw:end-color="#ff9966" draw:start-intensity="100%" draw:end-intensity="100%" draw:angle="0" draw:border="0%"/>
    <draw:gradient draw:name="Gradient_20_8" draw:display-name="Gradient 8" draw:style="axial" draw:start-color="#666699" draw:end-color="#9999cc" draw:start-intensity="100%" draw:end-intensity="100%" draw:angle="0" draw:border="0%"/>
    <draw:gradient draw:name="Gradient_20_9" draw:display-name="Gradient 9" draw:style="axial" draw:start-color="#ff6309" draw:end-color="#ffb515" draw:start-intensity="100%" draw:end-intensity="100%" draw:angle="0" draw:border="0%"/>
    <draw:gradient draw:name="Gray_20_Done" draw:display-name="Gray Done" draw:style="axial" draw:start-color="#666666" draw:end-color="#999999" draw:start-intensity="100%" draw:end-intensity="100%" draw:angle="0" draw:border="0%"/>
    <draw:gradient draw:name="Gray_20_Todo" draw:display-name="Gray Todo" draw:style="axial" draw:start-color="#999999" draw:end-color="#cccccc" draw:start-intensity="100%" draw:end-intensity="100%" draw:angle="0" draw:border="0%"/>
    <draw:gradient draw:name="Lightblue_20_Gradient" draw:display-name="Lightblue Gradient" draw:style="axial" draw:start-color="#0099ff" draw:end-color="#99cc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7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aff </meta:initial-creator>
    <meta:creation-date>2010-02-25T22:03:01</meta:creation-date>
    <dc:date>2010-03-08T17:39:36</dc:date>
    <dc:creator>Daff </dc:creator>
    <meta:editing-duration>PT15H11M17S</meta:editing-duration>
    <meta:editing-cycles>32</meta:editing-cycles>
    <meta:generator>OpenOffice.org/3.1$Unix OpenOffice.org_project/310m19$Build-9420</meta:generator>
    <meta:document-statistic meta:object-count="118"/>
  </office:meta>
</office:document-meta>
</file>